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Tahom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602d" officeooo:paragraph-rsid="0006602d"/>
    </style:style>
    <style:style style:name="P2" style:family="paragraph" style:parent-style-name="Standard">
      <style:text-properties style:font-name="Liberation Serif" officeooo:rsid="0006602d" officeooo:paragraph-rsid="0006602d"/>
    </style:style>
    <style:style style:name="P3" style:family="paragraph" style:parent-style-name="Standard">
      <style:text-properties style:font-name="Liberation Serif" fo:font-weight="bold" officeooo:rsid="0006602d" officeooo:paragraph-rsid="0006602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06602d" officeooo:paragraph-rsid="0006602d" style:font-weight-asian="bold" style:font-weight-complex="bold"/>
    </style:style>
    <style:style style:name="P6" style:family="paragraph" style:parent-style-name="Standard">
      <style:text-properties fo:font-weight="bold" officeooo:paragraph-rsid="000737f3" style:font-weight-asian="bold" style:font-weight-complex="bold"/>
    </style:style>
    <style:style style:name="P7" style:family="paragraph" style:parent-style-name="Standard">
      <style:text-properties officeooo:paragraph-rsid="000737f3"/>
    </style:style>
    <style:style style:name="P8" style:family="paragraph" style:parent-style-name="Standard">
      <style:text-properties officeooo:paragraph-rsid="0009947e"/>
    </style:style>
    <style:style style:name="P9" style:family="paragraph" style:parent-style-name="Standard">
      <style:text-properties fo:font-variant="normal" fo:text-transform="none" fo:color="#1d1d1d" style:font-name="Liberation Serif" fo:font-size="12pt" fo:letter-spacing="normal" fo:font-style="normal" fo:font-weight="normal" officeooo:paragraph-rsid="000737f3"/>
    </style:style>
    <style:style style:name="P10" style:family="paragraph" style:parent-style-name="Standard">
      <style:text-properties fo:font-variant="normal" fo:text-transform="none" fo:color="#1d1d1d" style:font-name="Liberation Serif" fo:font-size="12pt" fo:letter-spacing="normal" fo:font-style="normal" fo:font-weight="normal" officeooo:paragraph-rsid="000737f3" style:font-weight-asian="normal" style:font-weight-complex="normal"/>
    </style:style>
    <style:style style:name="P11" style:family="paragraph" style:parent-style-name="Standard">
      <style:text-properties fo:font-variant="normal" fo:text-transform="none" fo:color="#1d1d1d" style:font-name="Liberation Serif" fo:font-size="12pt" fo:letter-spacing="normal" fo:font-style="normal" fo:font-weight="normal" officeooo:rsid="000faab4" officeooo:paragraph-rsid="000faab4" style:font-weight-asian="normal" style:font-weight-complex="normal"/>
    </style:style>
    <style:style style:name="P12" style:family="paragraph" style:parent-style-name="Standard">
      <style:text-properties fo:font-variant="normal" fo:text-transform="none" fo:color="#1d1d1d" style:font-name="Liberation Serif" fo:font-size="12pt" fo:letter-spacing="normal" fo:font-style="normal" fo:font-weight="normal" officeooo:rsid="001144a7" officeooo:paragraph-rsid="001144a7"/>
    </style:style>
    <style:style style:name="P13" style:family="paragraph" style:parent-style-name="Standard">
      <style:text-properties fo:font-variant="normal" fo:text-transform="none" fo:color="#1d1d1d" style:font-name="Liberation Serif" fo:font-size="12pt" fo:letter-spacing="normal" fo:font-style="normal" fo:font-weight="bold" officeooo:paragraph-rsid="000737f3" style:font-weight-asian="bold" style:font-weight-complex="bold"/>
    </style:style>
    <style:style style:name="P14" style:family="paragraph" style:parent-style-name="Standard">
      <style:text-properties fo:font-variant="normal" fo:text-transform="none" fo:color="#1d1d1d" fo:letter-spacing="normal" fo:font-style="normal" fo:font-weight="normal"/>
    </style:style>
    <style:style style:name="P15" style:family="paragraph" style:parent-style-name="Standard">
      <style:text-properties fo:font-variant="normal" fo:text-transform="none" fo:color="#1d1d1d" fo:letter-spacing="normal" fo:font-style="normal" fo:font-weight="normal" officeooo:rsid="000dff18" officeooo:paragraph-rsid="000dff18"/>
    </style:style>
    <style:style style:name="P16" style:family="paragraph" style:parent-style-name="Standard">
      <style:text-properties fo:font-variant="normal" fo:text-transform="none" fo:color="#1d1d1d" fo:letter-spacing="normal" fo:font-style="normal" fo:font-weight="bold" officeooo:paragraph-rsid="000c0de1" style:font-weight-asian="bold" style:font-weight-complex="bold"/>
    </style:style>
    <style:style style:name="P17" style:family="paragraph" style:parent-style-name="Standard">
      <style:text-properties fo:font-variant="normal" fo:text-transform="none" fo:color="#1d1d1d" fo:letter-spacing="normal" fo:font-style="normal" fo:font-weight="bold" officeooo:rsid="000dff18" officeooo:paragraph-rsid="000dff18" style:font-weight-asian="bold" style:font-weight-complex="bold"/>
    </style:style>
    <style:style style:name="P18" style:family="paragraph" style:parent-style-name="Standard">
      <style:text-properties style:font-name="Liberation Serif" fo:font-weight="normal" officeooo:rsid="0006602d" officeooo:paragraph-rsid="0006602d" style:font-weight-asian="normal" style:font-weight-complex="normal"/>
    </style:style>
    <style:style style:name="T1" style:family="text">
      <style:text-properties fo:font-variant="normal" fo:text-transform="none" fo:color="#000000" fo:font-size="12pt" fo:letter-spacing="normal" fo:font-style="normal" fo:font-weight="normal"/>
    </style:style>
    <style:style style:name="T2" style:family="text">
      <style:text-properties fo:font-variant="normal" fo:text-transform="none" fo:color="#000000" style:font-name="Liberation Serif" fo:font-size="14pt" fo:letter-spacing="normal" fo:font-style="normal" fo:font-weight="normal" officeooo:rsid="001144a7" style:font-weight-asian="normal" style:font-weight-complex="normal"/>
    </style:style>
    <style:style style:name="T3" style:family="text">
      <style:text-properties fo:font-variant="normal" fo:text-transform="none" fo:color="#1d1d1d" style:font-name="Liberation Serif" fo:font-size="12pt" fo:letter-spacing="normal" fo:font-style="normal"/>
    </style:style>
    <style:style style:name="T4" style:family="text">
      <style:text-properties fo:font-variant="normal" fo:text-transform="none" fo:color="#1d1d1d" style:font-name="Liberation Serif" fo:font-size="12pt" fo:letter-spacing="normal" fo:font-style="normal" fo:font-weight="normal"/>
    </style:style>
    <style:style style:name="T5" style:family="text">
      <style:text-properties fo:font-variant="normal" fo:text-transform="none" fo:color="#1d1d1d" style:font-name="Liberation Serif" fo:font-size="12pt" fo:letter-spacing="normal" fo:font-style="normal" fo:font-weight="normal" officeooo:rsid="0009947e"/>
    </style:style>
    <style:style style:name="T6" style:family="text">
      <style:text-properties fo:font-variant="normal" fo:text-transform="none" fo:color="#1d1d1d" style:font-name="Liberation Serif" fo:font-size="12pt" fo:letter-spacing="normal" fo:font-style="normal" officeooo:rsid="0009947e"/>
    </style:style>
    <style:style style:name="T7" style:family="text">
      <style:text-properties fo:font-variant="normal" fo:text-transform="none" fo:color="#1d1d1d" fo:letter-spacing="normal" fo:font-style="normal" fo:font-weight="normal"/>
    </style:style>
    <style:style style:name="T8" style:family="text">
      <style:text-properties fo:font-variant="normal" fo:text-transform="none" fo:color="#333333" style:font-name="Liberation Serif" fo:font-size="12pt" fo:letter-spacing="normal" fo:font-style="normal" fo:font-weight="normal" style:font-size-asian="12pt" style:font-size-complex="12pt"/>
    </style:style>
    <style:style style:name="T9" style:family="text">
      <style:text-properties fo:font-variant="normal" fo:text-transform="none" fo:color="#333333" style:font-name="Liberation Serif" fo:font-size="12pt" fo:letter-spacing="normal" fo:font-style="normal" fo:font-weight="normal" officeooo:rsid="000adb67" style:font-size-asian="12pt" style:font-size-complex="12pt"/>
    </style:style>
    <style:style style:name="T10" style:family="text">
      <style:text-properties fo:font-variant="normal" fo:text-transform="none" fo:color="#333333" style:font-name="Liberation Serif" fo:font-size="12pt" fo:letter-spacing="normal" fo:font-style="normal" fo:font-weight="normal" officeooo:rsid="000b73dd" style:font-size-asian="12pt" style:font-size-complex="12pt"/>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33333" fo:letter-spacing="normal" fo:font-style="normal" fo:font-weight="normal" officeooo:rsid="000b73dd"/>
    </style:style>
    <style:style style:name="T13" style:family="text">
      <style:text-properties style:font-name="Liberation Serif"/>
    </style:style>
    <style:style style:name="T14" style:family="text">
      <style:text-properties style:font-name="Liberation Serif" officeooo:rsid="000737f3"/>
    </style:style>
    <style:style style:name="T15" style:family="text">
      <style:text-properties style:font-name="Liberation Serif" style:text-underline-style="solid" style:text-underline-width="auto" style:text-underline-color="font-color" officeooo:rsid="000737f3"/>
    </style:style>
    <style:style style:name="T16" style:family="text">
      <style:text-properties style:font-name="Liberation Serif" fo:font-weight="normal" officeooo:rsid="001144a7" style:font-weight-asian="normal" style:font-weight-complex="normal"/>
    </style:style>
    <style:style style:name="T17" style:family="text">
      <style:text-properties style:text-underline-style="none"/>
    </style:style>
    <style:style style:name="T18" style:family="text">
      <style:text-properties style:text-underline-style="none" officeooo:rsid="001144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Indica algún problema de accesibilidad que puede encontrar una persona con discapacidad en una página web.</text:p>
      <text:p text:style-name="Standard"/>
      <text:p text:style-name="P1">Una persona con mala visión puede no ser capaz de leer un texto si el color del texto y del fondo no tiene el correspondiente contraste.</text:p>
      <text:p text:style-name="P1"/>
      <text:p text:style-name="P5">2. Según el Real Decreto 1112/2018, de 7 de septiembre sobre Accesibilidad de los sitios web y aplicaciones para dispositivos móviles del sector público. ¿Qué actividades periódicas de accesibilidad deben realizar las entidades obligadas?</text:p>
      <text:p text:style-name="P1"/>
      <text:p text:style-name="P2"><text:span text:style-name="T1">Asimismo, la Directiva (UE) 2016/2102, de 26 de octubre de 2016, impone a los Estados miembros la obligación de establecer un sistema de seguimiento y presentación de informes periódicos a la Comisión Europea, la adopción de medidas de promoción, formación y concienciación en materia de accesibilidad de todos los implicados y responsables jerárquicos y por último, invita a los Estados miembros a ampliar el ámbito de aplicación de sus normas a otros tipos de sitios web y de aplicaciones para dispositivos móviles.</text:span> </text:p>
      <text:p text:style-name="P2"/>
      <text:p text:style-name="P3">3. Según las WCAG, ¿es necesario validar el código de las páginas web? En caso afirmativo, ¿cómo se puede hacer?</text:p>
      <text:p text:style-name="P18"/>
      <text:p text:style-name="Standard"><text:span text:style-name="T16">Si, se puede validar con herramientas como Accessibility Check, Web Accessibility Checker,</text:span><text:span text:style-name="T17"> </text:span><text:span text:style-name="T18">AccessMonitor,</text:span><text:span text:style-name="T2"> etc.</text:span></text:p>
      <text:p text:style-name="P2"/>
      <text:p text:style-name="P3">4. Busca en Internet que son las guías UAAG y ATAG del consorcio W3C</text:p>
      <text:p text:style-name="P2"/>
      <text:p text:style-name="P7"><text:span text:style-name="T14">La </text:span><text:span text:style-name="T15">UAAG</text:span><text:span text:style-name="T14"> son l</text:span><text:span text:style-name="T4">os agentes de usuario son navegadores, extensiones de los navegadores, reproductores multimedia, lectores y otras aplicaciones que presentan contenido web.</text:span><text:span text:style-name="T13"> </text:span></text:p>
      <text:p text:style-name="P7"><text:span text:style-name="T14">La </text:span><text:span text:style-name="T15">ATAG</text:span><text:span text:style-name="T14"> son l</text:span><text:span text:style-name="T4">as herramientas de creación de contenido son programas o servicios que los “autores” (desarrolladores web, diseñadores, redactores, etc) utilizan para producir contenido web.</text:span></text:p>
      <text:p text:style-name="P9"/>
      <text:p text:style-name="P13">5. El marcador de idioma beneficia a los usuarios: facilita la lectura a los lectores de pantalla, los motores de búsqueda identifican los contenidos en el idioma deseado, .. ¿Cómo indicarías el idioma en una web? ¿Y cómo indicas el idioma en un enlace?</text:p>
      <text:p text:style-name="P10"/>
      <text:p text:style-name="P11">Con “lang” indico el idioma de la web y con “hreflang” el idioma del destino de un enlace.</text:p>
      <text:p text:style-name="P9"/>
      <text:p text:style-name="P13">6. Te han encargado que mejores la accesibilidad de un sitio web que tiene graves problemas de estructuración en su contenido. Esta web no utiliza elementos semánticos ni tiene los encabezados anidados de forma correcta: h1, h2, h3. En su lugar dispone de encabezados desestructurados: h1, h3, h5 e incluso encabezados creados con divs en lugar de usar el elemento semántico correspondiente. ¿Cómo podrías mejorar este diseño? ¿Qué herramienta utilizarías para comprobar el anidamiento de los encabezados?</text:p>
      <text:p text:style-name="P9"/>
      <text:p text:style-name="P12">Manualmente usando la herramienta de desarrollador del propio navegador y el Visual Studio Code.</text:p>
      <text:p text:style-name="P9"/>
      <text:p text:style-name="P6"><text:span text:style-name="T3">7. ¿Qué alternativas existen al uso de CAPT</text:span><text:span text:style-name="T6">C</text:span><text:span text:style-name="T3">HAS? ¿Cómo es el nuevo reCAPTCHA v3 de Google y qué mejoras trae? Encontrar ejemplos de nuevos tipos de CAPTHAS más accesibles.</text:span></text:p>
      <text:p text:style-name="P9"/>
      <text:p text:style-name="P8"><text:span text:style-name="T5">Existe algunas alternativas a los CAPTCHAS como A</text:span><text:span text:style-name="T4">kismet, VisualCaptcha </text:span><text:span text:style-name="T5">o </text:span><text:span text:style-name="T4">CleanTalk.</text:span></text:p>
      <text:p text:style-name="Standard"><text:span text:style-name="T10">Con</text:span><text:span text:style-name="T8"> </text:span><text:span text:style-name="Strong_20_Emphasis"><text:span text:style-name="T8">la tercera versión de reCAPTCHA</text:span></text:span><text:span text:style-name="T8">, el sistema creado por Google para identificar si un usuario es real o se trata de un bot, donde lo interesante es que </text:span><text:span text:style-name="T9">aseguran </text:span><text:span text:style-name="T8">que para esta nueva versión no </text:span><text:soft-page-break/><text:span text:style-name="T8">necesitaremos demostrar que somos humanos, ya que el sistema sería capaz de saberlo gracias a nuestras interacciones con el sitio web.</text:span></text:p>
      <text:p text:style-name="Standard"><text:span text:style-name="T12">A</text:span><text:span text:style-name="T11">hora todo se basará en un sistema de puntaje asignado de forma automática a cada usuario. Este puntaje se basará en las interacciones con su sitio y se clasificará en base a un puntaje de 0.0 a 1.0, donde un 1.0 es una buena interacción, mientras que un puntaje más cercano a 0.0 indicará que el tráfico muy probablemente fue generado por bots.</text:span><text:span text:style-name="T7"> </text:span></text:p>
      <text:p text:style-name="P14"/>
      <text:p text:style-name="P16">8. Supón que tienes que desarrollar una interfaz gráfica para un sitio web de una peluquería. La peluquería busca captar tanto al público local como al extranjero, ya que se encuentra en una zona turística. Se desea una interfaz muy visual y a la vez tener en cuenta la accesibilidad. Algunos clientes tienen diversas discapacidades y muchos de ellos son personas mayores. El objetivo de la página es darse a conocer en internet y mostrar su compromiso con sus clientes. Algunos de los requisitos pedidos son:</text:p>
      <text:p text:style-name="P16">• Una página principal con una presentación multimedia con fotos de la peluquería y música. </text:p>
      <text:p text:style-name="P16">• Que la página esté disponible en dos idiomas: español e inglés. </text:p>
      <text:p text:style-name="P16">• Debe tener una sección con peinados de hombre y otra con peinados de mujer, donde se <text:s text:c="5"/>muestren fotografías de peinados. </text:p>
      <text:p text:style-name="P16">• Una página de contacto con la dirección, teléfono y mapa de ubicación. </text:p>
      <text:p text:style-name="P16">Indica las discapacidades a tener en cuenta, y lo que tendrías en cuenta al desarrollar la página pensando en dichas minusvalías (letra, colores, posición menú, navegación, …)</text:p>
      <text:p text:style-name="P14"/>
      <text:p text:style-name="P15">- Subtitular los videos de la pagina principal</text:p>
      <text:p text:style-name="P15">- menú para cambiar idioma en letra y con refuerzo de una imagen de una bandera.</text:p>
      <text:p text:style-name="P15">- tener los atl correctamente en las imágenes de peinados y hacer uso de h1 o h2 para indicar la sección</text:p>
      <text:p text:style-name="P15"/>
      <text:p text:style-name="P15">Las principales discapacidades a tener en cuanta son la ceguera o visión reducida y sordera.</text:p>
      <text:p text:style-name="P15"/>
      <text:p text:style-name="P17">9. Te han encargado realizar la evaluación de accesibilidad del sitio web de la peluquería anterior. Se necesita cumplir el nivel de conformidad “A”. Se trata de hacer una relación de pautas y criterios de conformidad que deben verificarse para que el sitio web cumpla el nivel A. Se pide indicar también las técnicas utilizadas para verificar que se cumplen los criterios de conformidad. Para la realización de esta práctica, se pide hacerla teniendo en cuenta únicamente los criterios de conformidad relacionados con el principio de Perceptibilidad</text:p>
      <text:p text:style-name="P15"/>
      <text:p text:style-name="P17">10. Se trata de evaluar la accesibilidad de una página web que puedes seleccionar tu:</text:p>
      <text:p text:style-name="P17">• Escoge una página web que creas que tienen buena accesibilidad </text:p>
      <text:p text:style-name="P17">• Escoge dos herramientas de evaluación de accesibilidad. </text:p>
      <text:p text:style-name="P17">• Realiza el análisis de la accesibilidad de dichas páginas con ambas herramientas. </text:p>
      <text:p text:style-name="P17">• En base a los propios resultados documenta el análisis de cuál es la mejor herramienta en general indicando: </text:p>
      <text:p text:style-name="P17"><text:tab/>a. Cuál es la que informa de más problemas encontrados. </text:p>
      <text:p text:style-name="P17"><text:tab/>b. Cuál es más específica o informativa. </text:p>
      <text:p text:style-name="P17"><text:tab/>c. Cuál es más fácil de usar, más intuitiva.</text:p>
      <text:p text:style-name="P17"><text:tab/>d. Todo aquello que creas conveniente destacar de las herramientas empleada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Tahom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33:42.995000000</meta:creation-date>
    <dc:date>2021-06-01T10:40:37.293000000</dc:date>
    <meta:editing-duration>PT51M45S</meta:editing-duration>
    <meta:editing-cycles>6</meta:editing-cycles>
    <meta:generator>LibreOffice/6.2.8.2$Windows_X86_64 LibreOffice_project/f82ddfca21ebc1e222a662a32b25c0c9d20169ee</meta:generator>
    <meta:document-statistic meta:table-count="0" meta:image-count="0" meta:object-count="0" meta:page-count="2" meta:paragraph-count="37" meta:word-count="993" meta:character-count="6058" meta:non-whitespace-character-count="5080"/>
  </office:meta>
</office:document-meta>
</file>